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обретение и прекращение права собственности</text:title></text:p>
      <text:p text:style-name="OrgTitle"/>
      <text:h text:style-name="Heading_20_1_unnumbered" text:outline-level="1" text:is-list-header="true">
<text:bookmark-start text:name="OrgXref.org1e0a9da"/>
<text:bookmark text:name="org1e0a9da"/>Задания
<text:bookmark-end text:name="OrgXref.org1e0a9da"/></text:h>
      <text:h text:style-name="Heading_20_2_unnumbered" text:outline-level="2" text:is-list-header="true">
<text:bookmark-start text:name="OrgXref.org67326d0"/>
<text:bookmark text:name="org67326d0"/>Задание 1
<text:bookmark-end text:name="OrgXref.org67326d0"/></text:h>
      <text:p text:style-name="Text_20_body">Под первоначальными способами возникновения права собственности понимаются способы, при которых право собственности на вещь:
</text:p>
      <text:p text:style-name="Text_20_body">а) возникает впервые либо помимо прав и воли предшествующего собственника;
</text:p>
      <text:p text:style-name="Text_20_body">б) возникает в силу прямого указания закона;
</text:p>
      <text:p text:style-name="Text_20_body">в) возникает при производстве новой вещи.
</text:p>
      <text:h text:style-name="Heading_20_2_unnumbered" text:outline-level="2" text:is-list-header="true">
<text:bookmark-start text:name="OrgXref.org2829be7"/>
<text:bookmark text:name="org2829be7"/>Задание 2
<text:bookmark-end text:name="OrgXref.org2829be7"/></text:h>
      <text:p text:style-name="Text_20_body">Под производными способами возникновения права собственности понимают способы, при которых право собственности на вещь:
</text:p>
      <text:p text:style-name="Text_20_body">а) основано на праве предшествующего собственника;
</text:p>
      <text:p text:style-name="Text_20_body">б) не зависит от права предшествующего собственника на данную вещь;
</text:p>
      <text:p text:style-name="Text_20_body">в) обусловливает появление права «следования» на вещь.
</text:p>
      <text:h text:style-name="Heading_20_2_unnumbered" text:outline-level="2" text:is-list-header="true">
<text:bookmark-start text:name="OrgXref.org673e87f"/>
<text:bookmark text:name="org673e87f"/>Задание 3
<text:bookmark-end text:name="OrgXref.org673e87f"/></text:h>
      <text:p text:style-name="Text_20_body">В таблице отразите систему первоначальных и производных способов приобретения права собственности. Сделайте вывод об основных отличиях между ними.
</text:p>
      <text:h text:style-name="Heading_20_2_unnumbered" text:outline-level="2" text:is-list-header="true">
<text:bookmark-start text:name="OrgXref.org866d292"/>
<text:bookmark text:name="org866d292"/>Задание 4
<text:bookmark-end text:name="OrgXref.org866d292"/></text:h>
      <text:p text:style-name="Text_20_body">Какие основания (способы) возникновения права собственности присущи только государству?
</text:p>
      <text:p text:style-name="Text_20_body">а) реквизиция, конфискация, национализация, приобретательная давность;
</text:p>
      <text:p text:style-name="Text_20_body">б) реквизиция, конфискация, правопреемство при реорганизации юридического лица;
</text:p>
      <text:p text:style-name="Text_20_body">в) реквизиция, конфискация, национализация;
</text:p>
      <text:p text:style-name="Text_20_body">г) конфискация, национализация, правопреемство при реорганизации юридического лица, приобретательная давность.
</text:p>
      <text:h text:style-name="Heading_20_2_unnumbered" text:outline-level="2" text:is-list-header="true">
<text:bookmark-start text:name="OrgXref.orge057e66"/>
<text:bookmark text:name="orge057e66"/>Задание 5
<text:bookmark-end text:name="OrgXref.orge057e66"/></text:h>
      <text:p text:style-name="Text_20_body">Руководствуясь постановлением Пленумов ВС РФ и ВАС РФ от 29 апреля 2010 г. № 10/22 «О некоторых вопросах, возникающих в судебной практике при разрешении споров, связанных с защитой права собственности и других вещных прав», разъясните применение норм ГК по следующим вопросам:
</text:p>
      <text:list text:style-name="OrgBulletedList" text:continue-numbering="false">
        <text:list-item>
          <text:p text:style-name="Text_20_body">как определяется момент возникновения права собственности граждан и юридических лиц на имущество, созданное ими для себя;
</text:p>
        </text:list-item>
        <text:list-item>
          <text:p text:style-name="Text_20_body">как определяется момент возникновения права собственности граждан и юридических лиц на имущество, приобретенное от других лиц на основании сделок об отчуждении этого имущества.
</text:p>
        </text:list-item>
      </text:list>
      <text:h text:style-name="Heading_20_2_unnumbered" text:outline-level="2" text:is-list-header="true">
<text:bookmark-start text:name="OrgXref.orgaf53782"/>
<text:bookmark text:name="orgaf53782"/>Задание 6
<text:bookmark-end text:name="OrgXref.orgaf53782"/></text:h>
      <text:p text:style-name="Text_20_body">Заполните таблицу.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Критерий</text:p>
              </table:table-cell>
              <table:table-cell table:style-name="OrgTblCellTB">
                <text:p text:style-name="OrgTableHeadingLeft">Реквизиция</text:p>
              </table:table-cell>
              <table:table-cell table:style-name="OrgTblCellTB">
                <text:p text:style-name="OrgTableHeadingLeft">Конфискация</text:p>
              </table:table-cell>
              <table:table-cell table:style-name="OrgTblCellTB">
                <text:p text:style-name="OrgTableHeadingLeft">Национализация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Понятие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Нормативная основа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Принудительный или добровольный харак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Возмездный или безвозмездный харак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Цель применения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Условия применения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Судебный или внесудебный характер применения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6106f1a"/>
<text:bookmark text:name="org6106f1a"/>Задачи
<text:bookmark-end text:name="OrgXref.org6106f1a"/></text:h>
      <text:h text:style-name="Heading_20_2_unnumbered" text:outline-level="2" text:is-list-header="true">
<text:bookmark-start text:name="OrgXref.org266212b"/>
<text:bookmark text:name="org266212b"/>Задача 1
<text:bookmark-end text:name="OrgXref.org266212b"/></text:h>
      <text:p text:style-name="Text_20_body">В 2012 г. на дачном участке в черте г. Пенза без каких-либо разрешений был построен трехэтажный жилой дом. Собственник участка, Маковкин заключил с Коробейниковым договор купли-продажи 1/2 доли дома. Оборудовав дом раздельными изолированными санитарными узлами и выходами, они стали пользоваться домом сообща на две семьи. Администрация города обратилась в суд с иском о сносе самовольной постройки, поскольку строительство дома производилось без получения разрешений, кроме того собственники дома самовольно подключили дом к городской электросети.
</text:p>
      <text:p text:style-name="Text_20_body">Когда возникает право собственности на дом? Является ли в данном случае позиция органа местного самоуправления обоснованной? Можно ли признать самовольной постройкой данный дом? Какой способ защиты прав на энергоресурсы будет правильным?
</text:p>
      <text:h text:style-name="Heading_20_2_unnumbered" text:outline-level="2" text:is-list-header="true">
<text:bookmark-start text:name="OrgXref.orgb377b43"/>
<text:bookmark text:name="orgb377b43"/>Задача 2
<text:bookmark-end text:name="OrgXref.orgb377b43"/></text:h>
      <text:p text:style-name="Text_20_body">Комната Огородниковой находится в средней части дома, примыкая с обеих сторон к комнатам других собственников. Огородникова не пользовалась ею, не отапливала и не ремонтировала в течение 10 лет, в результате чего та пришла в непригодное для проживания состояние, что создавало неблагоприятные условия для пользования домом другими собственниками. Как-то через разбитые окна в комнату проникли подростки, разожгли в ней костер и чуть не устроили пожар. Соседи обратились к администрации района с просьбой принять необходимые меры. Администрация вынесла решение о безвозмездном изъятии у Огородниковой принадлежащей ей части дома как бесхозяйственно содержимой.
</text:p>
      <text:p text:style-name="Text_20_body">Правомерно ли это решение?
</text:p>
      <text:h text:style-name="Heading_20_2_unnumbered" text:outline-level="2" text:is-list-header="true">
<text:bookmark-start text:name="OrgXref.org19adedc"/>
<text:bookmark text:name="org19adedc"/>Задача 3
<text:bookmark-end text:name="OrgXref.org19adedc"/></text:h>
      <text:p text:style-name="Text_20_body">Кооператив «Сервис» взял в аренду дом. Во время капитального ремонта здания при разборке внутренней стены были обнаружены серебряные и золотые монеты, украшения, часы в золотой оправе, серебряная кухонная утварь. Известно, что дом раньше принадлежал купцу. Председатель кооператива считает, что все вещи нужно сдать государству.
</text:p>
      <text:p text:style-name="Text_20_body">Кому принадлежат найденные предметы? Подлежит ли выплате вознаграждение и если да, то кому?
</text:p>
      <text:h text:style-name="Heading_20_2_unnumbered" text:outline-level="2" text:is-list-header="true">
<text:bookmark-start text:name="OrgXref.org4038679"/>
<text:bookmark text:name="org4038679"/>Задача 4
<text:bookmark-end text:name="OrgXref.org4038679"/></text:h>
      <text:p text:style-name="Text_20_body">В газете «Вечерний Омск» помещено объявление: «Потерялась собака по кличке Лана, рыже-белой масти, сиба-ину, возраст 8 месяцев, на ошейнике выбито имя. Нашедшему гарантируется вознаграждение. Обращаться по адресу: Восточная, д. 25». Через неделю Ступин привел собаку по указанному адресу и потребовал кроме вознаграждения оплаты расходов на ее питание в сумме 150 руб.
</text:p>
      <text:p text:style-name="Text_20_body">Подлежит ли его требование удовлетворению?
</text:p>
      <text:h text:style-name="Heading_20_2_unnumbered" text:outline-level="2" text:is-list-header="true">
<text:bookmark-start text:name="OrgXref.org8dd29bd"/>
<text:bookmark text:name="org8dd29bd"/>Задача 5
<text:bookmark-end text:name="OrgXref.org8dd29bd"/></text:h>
      <text:p text:style-name="Text_20_body">В квартиру Ванниковой для производства обыска и выемки явился работник милиции. При осмотре квартиры он увидел закрепленные на стене пистолеты, револьверы, охотничьи ружья, кинжалы, которые были размещены в определенном порядке и представляли собой коллекцию. Ванникова пояснила, что все это ей досталось по наследству от деда и отца, никаких патронов к огнестрельному оружию нет. Некоторое оружие имело дарственные надписи. Из документов, оставшихся от отца Ванниковой, было ясно, что все указанные предметы находятся в законном владении хозяйки. Работник милиции составил акт о незаконном хранении оружия.
</text:p>
      <text:p text:style-name="Text_20_body">Имеются ли основания для изъятия указанного оружия?
</text:p>
      <text:h text:style-name="Heading_20_2_unnumbered" text:outline-level="2" text:is-list-header="true">
<text:bookmark-start text:name="OrgXref.org7c5da21"/>
<text:bookmark text:name="org7c5da21"/>Задача 6
<text:bookmark-end text:name="OrgXref.org7c5da21"/></text:h>
      <text:p text:style-name="Text_20_body">Левандовский жил в собственном доме. В связи с ухудшением состояния здоровья он решил по совету врача на 2 года уехать к сыну в другой город, а дом по договору аренды сдал Сальникову. Арендную плату тот должен был отсылать переводом. По истечении 2 лет Левандовский не вернулся, но Сальников продолжал пересылать ему арендную плату. Через год перевод Сальникову был возвращен за истечением срока хранения. Он продолжал жить в доме, сделал капитальный ремонт, вносил все необходимые платежи за него как за свой собственный.
</text:p>
      <text:p text:style-name="Text_20_body">Спустя 7 лет Сальников умер, в доме остались его жена и совершеннолетний сын с семьей. Еще через 6 лет в город приехал внук Левандовского и потребовал освободить дом, так как он желает его продать. Сальников-младший считает, что дом принадлежит ему на праве собственности.
</text:p>
      <text:p text:style-name="Text_20_body">Составьте исковое заявление от имени Сальникова. Каким, на Ваш взгляд, будет решение суда?
</text:p>
      <text:h text:style-name="Heading_20_2_unnumbered" text:outline-level="2" text:is-list-header="true">
<text:bookmark-start text:name="OrgXref.org425c328"/>
<text:bookmark text:name="org425c328"/>Задача 7
<text:bookmark-end text:name="OrgXref.org425c328"/></text:h>
      <text:p text:style-name="Text_20_body">Член ЖСК Журавлев полностью выплатил паевой взнос за квартиру. В связи с выездом на постоянное жительство за границу он решил ее продать, но правление кооператива отказалось выдать ему справку о принадлежности квартиры: согласно уставу ЖСК кооператив является собственником дома, поэтому право продажи квартиры принадлежит только ему. Он согласен выплатить Журавлеву вырученную от продажи квартиры сумму.
</text:p>
      <text:p text:style-name="Text_20_body">Законны ли действия кооператива? Какие документы нужны Журавлеву для предъявления иска? Составьте проект искового заявления.
</text:p>
      <text:h text:style-name="Heading_20_2_unnumbered" text:outline-level="2" text:is-list-header="true">
<text:bookmark-start text:name="OrgXref.orgecc81ad"/>
<text:bookmark text:name="orgecc81ad"/>Задача 8
<text:bookmark-end text:name="OrgXref.orgecc81ad"/></text:h>
      <text:p text:style-name="Text_20_body">Комитет по управлению городским имуществом обратился в арбитражный суд с иском к унитарному предприятию о выселении из нежилого помещения в связи с его изъятием. В судебном заседании было установлено, что помещение используется предприятием на основе устава, право хозяйственного ведения на него было передано ему городом в лице комитета по управлению имуществом при создании.
</text:p>
      <text:p text:style-name="Text_20_body">Имеется ли возможность изъятия имущества, находящегося у унитарного предприятия на праве хозяйственного ведения?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avel Stepanov</dc:creator>
    <meta:initial-creator>Pavel Stepanov</meta:initial-creator>
    <meta:generator>Emacs 28.0.91 (Org mode 9.5.2)</meta:generator>
    <meta:keyword/>
    <dc:subject/>
    <dc:title>Приобретение и прекращение права собственности</dc:title>
  </office:meta>
</office:document-meta>
</file>